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c6c" officeooo:paragraph-rsid="0008bc6c"/>
    </style:style>
    <style:style style:name="P2" style:family="paragraph" style:parent-style-name="Text_20_body">
      <style:text-properties officeooo:rsid="0008bc6c" officeooo:paragraph-rsid="0008bc6c"/>
    </style:style>
    <style:style style:name="P3" style:family="paragraph" style:parent-style-name="Text_20_body">
      <style:text-properties officeooo:rsid="0008bc6c" officeooo:paragraph-rsid="000f4341"/>
    </style:style>
    <style:style style:name="P4" style:family="paragraph" style:parent-style-name="Text_20_body">
      <style:text-properties officeooo:rsid="0008bc6c" officeooo:paragraph-rsid="001fc186"/>
    </style:style>
    <style:style style:name="P5" style:family="paragraph" style:parent-style-name="Text_20_body">
      <style:text-properties officeooo:paragraph-rsid="0008bc6c"/>
    </style:style>
    <style:style style:name="P6" style:family="paragraph" style:parent-style-name="Text_20_body">
      <style:text-properties officeooo:rsid="000d7b6d" officeooo:paragraph-rsid="000d7b6d"/>
    </style:style>
    <style:style style:name="P7" style:family="paragraph" style:parent-style-name="Standard">
      <style:text-properties officeooo:rsid="000ca29c" officeooo:paragraph-rsid="000ca29c"/>
    </style:style>
    <style:style style:name="P8" style:family="paragraph" style:parent-style-name="Text_20_body">
      <style:text-properties officeooo:rsid="000ca29c" officeooo:paragraph-rsid="000ca29c"/>
    </style:style>
    <style:style style:name="P9" style:family="paragraph" style:parent-style-name="Text_20_body">
      <style:text-properties officeooo:rsid="000f4341" officeooo:paragraph-rsid="000f4341"/>
    </style:style>
    <style:style style:name="P10" style:family="paragraph" style:parent-style-name="Text_20_body">
      <style:text-properties officeooo:rsid="000fd9b6" officeooo:paragraph-rsid="000fd9b6"/>
    </style:style>
    <style:style style:name="P11" style:family="paragraph" style:parent-style-name="Text_20_body">
      <style:text-properties officeooo:rsid="0010aff2" officeooo:paragraph-rsid="0010aff2"/>
    </style:style>
    <style:style style:name="P12" style:family="paragraph" style:parent-style-name="Text_20_body">
      <style:text-properties officeooo:rsid="000937c0" officeooo:paragraph-rsid="000937c0"/>
    </style:style>
    <style:style style:name="P13" style:family="paragraph" style:parent-style-name="Text_20_body">
      <style:text-properties officeooo:paragraph-rsid="0010aff2"/>
    </style:style>
    <style:style style:name="P14" style:family="paragraph" style:parent-style-name="Text_20_body">
      <style:text-properties officeooo:rsid="0010cda2" officeooo:paragraph-rsid="0010cda2"/>
    </style:style>
    <style:style style:name="P15" style:family="paragraph" style:parent-style-name="Standard">
      <style:text-properties officeooo:rsid="0010cda2" officeooo:paragraph-rsid="0010cda2"/>
    </style:style>
    <style:style style:name="P16" style:family="paragraph" style:parent-style-name="Text_20_body">
      <style:text-properties officeooo:rsid="0014c8ee" officeooo:paragraph-rsid="0014c8ee"/>
    </style:style>
    <style:style style:name="P17" style:family="paragraph" style:parent-style-name="Text_20_body">
      <style:text-properties officeooo:rsid="00165339" officeooo:paragraph-rsid="00165339"/>
    </style:style>
    <style:style style:name="P18" style:family="paragraph" style:parent-style-name="Text_20_body">
      <style:text-properties officeooo:rsid="0016ba9a" officeooo:paragraph-rsid="0016ba9a"/>
    </style:style>
    <style:style style:name="P19" style:family="paragraph" style:parent-style-name="Text_20_body">
      <style:text-properties officeooo:rsid="0017c99d" officeooo:paragraph-rsid="0017c99d"/>
    </style:style>
    <style:style style:name="P20" style:family="paragraph" style:parent-style-name="Text_20_body">
      <style:text-properties officeooo:rsid="001dc67d" officeooo:paragraph-rsid="001dc67d"/>
    </style:style>
    <style:style style:name="P21" style:family="paragraph" style:parent-style-name="Text_20_body">
      <style:text-properties officeooo:rsid="001fc186" officeooo:paragraph-rsid="001fc186"/>
    </style:style>
    <style:style style:name="P22" style:family="paragraph" style:parent-style-name="Text_20_body">
      <style:text-properties officeooo:rsid="0021a2d8" officeooo:paragraph-rsid="0021a2d8"/>
    </style:style>
    <style:style style:name="P23" style:family="paragraph" style:parent-style-name="Text_20_body">
      <style:text-properties officeooo:rsid="0024c1c2" officeooo:paragraph-rsid="0024c1c2"/>
    </style:style>
    <style:style style:name="P24" style:family="paragraph" style:parent-style-name="Text_20_body">
      <style:text-properties officeooo:rsid="001ffe8f" officeooo:paragraph-rsid="001ffe8f"/>
    </style:style>
    <style:style style:name="P25" style:family="paragraph" style:parent-style-name="Text_20_body">
      <style:text-properties officeooo:rsid="0025bb43" officeooo:paragraph-rsid="0025bb43"/>
    </style:style>
    <style:style style:name="P26" style:family="paragraph" style:parent-style-name="Text_20_body">
      <style:text-properties officeooo:rsid="00260c56" officeooo:paragraph-rsid="00260c56"/>
    </style:style>
    <style:style style:name="P27" style:family="paragraph" style:parent-style-name="Heading_20_1">
      <style:text-properties officeooo:rsid="000d7b6d" officeooo:paragraph-rsid="000d7b6d"/>
    </style:style>
    <style:style style:name="P28" style:family="paragraph" style:parent-style-name="Heading_20_1">
      <style:text-properties officeooo:rsid="000f4341" officeooo:paragraph-rsid="000f4341"/>
    </style:style>
    <style:style style:name="P29" style:family="paragraph" style:parent-style-name="Heading_20_1">
      <style:text-properties officeooo:rsid="0014c8ee" officeooo:paragraph-rsid="0014c8ee"/>
    </style:style>
    <style:style style:name="P30" style:family="paragraph" style:parent-style-name="Heading_20_1">
      <style:text-properties officeooo:rsid="0017c99d" officeooo:paragraph-rsid="0017c99d"/>
    </style:style>
    <style:style style:name="P31" style:family="paragraph" style:parent-style-name="Heading_20_2">
      <style:text-properties officeooo:rsid="0008bc6c" officeooo:paragraph-rsid="0008bc6c"/>
    </style:style>
    <style:style style:name="P32" style:family="paragraph" style:parent-style-name="Heading_20_2">
      <style:text-properties officeooo:rsid="0010aff2" officeooo:paragraph-rsid="0010aff2"/>
    </style:style>
    <style:style style:name="P33" style:family="paragraph" style:parent-style-name="Heading_20_2">
      <style:text-properties officeooo:rsid="000f4341" officeooo:paragraph-rsid="000f4341"/>
    </style:style>
    <style:style style:name="P34" style:family="paragraph" style:parent-style-name="Heading_20_2">
      <style:text-properties officeooo:rsid="0014c8ee" officeooo:paragraph-rsid="0014c8ee"/>
    </style:style>
    <style:style style:name="P35" style:family="paragraph" style:parent-style-name="Heading_20_2">
      <style:text-properties officeooo:rsid="001dc67d" officeooo:paragraph-rsid="001dc67d"/>
    </style:style>
    <style:style style:name="P36" style:family="paragraph" style:parent-style-name="Heading_20_3">
      <style:text-properties officeooo:rsid="000d7b6d" officeooo:paragraph-rsid="000d7b6d"/>
    </style:style>
    <style:style style:name="P37" style:family="paragraph" style:parent-style-name="Heading_20_3">
      <style:text-properties officeooo:paragraph-rsid="001fc186"/>
    </style:style>
    <style:style style:name="T1" style:family="text">
      <style:text-properties officeooo:rsid="000d7b6d"/>
    </style:style>
    <style:style style:name="T2" style:family="text">
      <style:text-properties officeooo:rsid="000ec85f"/>
    </style:style>
    <style:style style:name="T3" style:family="text">
      <style:text-properties officeooo:rsid="000f63f5"/>
    </style:style>
    <style:style style:name="T4" style:family="text">
      <style:text-properties officeooo:rsid="0010cda2"/>
    </style:style>
    <style:style style:name="T5" style:family="text">
      <style:text-properties officeooo:rsid="00124ab8"/>
    </style:style>
    <style:style style:name="T6" style:family="text">
      <style:text-properties officeooo:rsid="00165339"/>
    </style:style>
    <style:style style:name="T7" style:family="text">
      <style:text-properties officeooo:rsid="0016ba9a"/>
    </style:style>
    <style:style style:name="T8" style:family="text">
      <style:text-properties officeooo:rsid="0017c99d"/>
    </style:style>
    <style:style style:name="T9" style:family="text">
      <style:text-properties officeooo:rsid="001a8890"/>
    </style:style>
    <style:style style:name="T10" style:family="text">
      <style:text-properties officeooo:rsid="001be93f"/>
    </style:style>
    <style:style style:name="T11" style:family="text">
      <style:text-properties officeooo:rsid="001fc186"/>
    </style:style>
    <style:style style:name="T12" style:family="text">
      <style:text-properties officeooo:rsid="0024e256"/>
    </style:style>
    <style:style style:name="T13" style:family="text">
      <style:text-properties officeooo:rsid="0027c088"/>
    </style:style>
    <style:style style:name="T14" style:family="text">
      <style:text-properties officeooo:rsid="0028f257"/>
    </style:style>
    <style:style style:name="T15" style:family="text">
      <style:text-properties officeooo:rsid="002abb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damn good ISA (ADG 2)</text:p>
      <text:h text:style-name="Heading_20_1" text:outline-level="1">Registers</text:h>
      <text:p text:style-name="P2">16 General purpose registers, one hardwired to zero.</text:p>
      <text:p text:style-name="P14">One global pointer register (R16) – general purpose <text:span text:style-name="T5">width</text:span></text:p>
      <text:p text:style-name="P2">16 Floating point registers, none hardwired</text:p>
      <text:p text:style-name="P8">Registers have 64 data bit + 1 “pointer” bit + <text:span text:style-name="T15">3</text:span> extra address space bits/<text:span text:style-name="T15">flag bits</text:span></text:p>
      <text:p text:style-name="P8">Extra bits used in FPU for extra range of floating point values, no proper support for denormals except by means of exceptions</text:p>
      <text:p text:style-name="P8">Pointer layout:</text:p>
      <text:p text:style-name="P8">2<text:span text:style-name="T14">1 bits</text:span>+ 1 extra bit <text:span text:style-name="T14">for pointer indicator</text:span>.</text:p>
      <text:p text:style-name="P8">Lowest 5 bits, exponent, reverse order</text:p>
      <text:p text:style-name="P8">Low bound 8 bits</text:p>
      <text:p text:style-name="P8">Upper bound 8 bits</text:p>
      <text:p text:style-name="P8">The 8-th bit <text:s/>(bit 7) of each bound copies the corresponding bit from the “upper” bits rather than specify the bound.</text:p>
      <text:p text:style-name="P8">This is to allow to determine if we are on upper or lower bound.</text:p>
      <text:p text:style-name="P8">If a pointer gets out of exponent range then, depending on the sec flag an exception is triggered (1) or nothing is done.</text:p>
      <text:p text:style-name="P8">Maximum pointer range 43 bits.</text:p>
      <text:p text:style-name="P8">Minimum allocation 32 bytes.</text:p>
      <text:p text:style-name="P8">8 Separate address spaces</text:p>
      <text:p text:style-name="P22">R14 and R15 can be used as flag registers.</text:p>
      <text:p text:style-name="P22">In some implementations, taking a jump or executing a system instruction might clear the extra flag bits or leave them undefined.</text:p>
      <text:p text:style-name="P22">However, the operating system shouldn’t erase them on interrupt or context switch.</text:p>
      <text:h text:style-name="Heading_20_1" text:outline-level="1">Basic instruction encoding:</text:h>
      <text:p text:style-name="P1"/>
      <text:h text:style-name="Heading_20_2" text:outline-level="2">Load/Store:</text:h>
      <text:p text:style-name="P1"/>
      <text:p text:style-name="P1">Base + Index*8 + Signed offset (14 bit).</text:p>
      <text:p text:style-name="P1"/>
      <text:p text:style-name="P1"><text:soft-page-break/>6 bit opcode.</text:p>
      <text:p text:style-name="P1"/>
      <text:p text:style-name="P7">Datum Source / Ta<text:span text:style-name="T1">r</text:span>get Register is included aswell, in the second position.</text:p>
      <text:p text:style-name="P7">Second source register is in the third position.</text:p>
      <text:p text:style-name="P15">If base register is R0 (zero hardwired register) then R16 (global pointer) is used instead.</text:p>
      <text:p text:style-name="P1"/>
      <text:h text:style-name="P31" text:outline-level="2">Immediate ALU:</text:h>
      <text:p text:style-name="P5"/>
      <text:p text:style-name="P2">One source register, one target register, 16 bit immediate (unsigned)</text:p>
      <text:p text:style-name="P2">8 bit opcode</text:p>
      <text:p text:style-name="P2">operations supported:</text:p>
      <text:p text:style-name="P2">add64</text:p>
      <text:p text:style-name="P2">sub64</text:p>
      <text:p text:style-name="P2">add32s</text:p>
      <text:p text:style-name="P2">sub32s</text:p>
      <text:p text:style-name="P2">add32z</text:p>
      <text:p text:style-name="P2">sub32z</text:p>
      <text:p text:style-name="P2">and </text:p>
      <text:p text:style-name="P2">or</text:p>
      <text:p text:style-name="P2">xor</text:p>
      <text:p text:style-name="P2">BIC (immediate inverted).</text:p>
      <text:p text:style-name="P2">Mov immediate (source register extends immediate, 20 bits signed)</text:p>
      <text:p text:style-name="P2">Mov immediate (source register extends immediate, 20 bits signed shl 1<text:span text:style-name="T2">2</text:span>)</text:p>
      <text:p text:style-name="P2">add64/u</text:p>
      <text:p text:style-name="P2">sub64/u</text:p>
      <text:p text:style-name="P2">add32s/u</text:p>
      <text:p text:style-name="P2">sub32s/u</text:p>
      <text:p text:style-name="P2">add32z/u</text:p>
      <text:p text:style-name="P2">sub32z/u</text:p>
      <text:p text:style-name="P2">and /u</text:p>
      <text:p text:style-name="P2">or/u</text:p>
      <text:p text:style-name="P2">xor/u</text:p>
      <text:p text:style-name="P2">BIC (immediate inverted)./u</text:p>
      <text:p text:style-name="P2">u means upper 16 bits</text:p>
      <text:p text:style-name="P2"><text:soft-page-break/>add64/xu</text:p>
      <text:p text:style-name="P2">add64/xxu</text:p>
      <text:p text:style-name="P6">setu64/xxxu</text:p>
      <text:p text:style-name="P9">compare64 (target register=flag register; has C and O flags in the extra address space bits)</text:p>
      <text:p text:style-name="P9">compare32(target register=flag register; has C and O flags in the extra address space bits)</text:p>
      <text:p text:style-name="P11">deposit_sans_shift (source register same as target register, “source register” lower 3 bits=byte offset of the immediate, 4-th bit=shift register immediate indicator instead of DSS</text:p>
      <text:p text:style-name="P2">xu=third 16 bit piece</text:p>
      <text:p text:style-name="P2">xxu=fourth 16 bit piece</text:p>
      <text:p text:style-name="P6">xxxu=upper 4 bits set</text:p>
      <text:p text:style-name="P2">total 25 uses up 7 <text:span text:style-name="T1">6</text:span>-bit opcode values</text:p>
      <text:p text:style-name="P12">Two first bit of the second source register = extra opcode bits.</text:p>
      <text:h text:style-name="P32" text:outline-level="2">Shift instructions</text:h>
      <text:p text:style-name="P13"/>
      <text:p text:style-name="P11">8 bit fixed opcode, 4 bit target register, 4 bit field {1,shift_kind_3},4 bit first(!) source register, 8 bits for shift amount (up to 6 used), 4 bits=extra opcode, should be zero for shift insns, non zero for extra immediate instructions. Extra opcode 1 is used for register-register shift, in which case the second source register is taken from the lower 4 bits of the immediate field.</text:p>
      <text:h text:style-name="Heading_20_2" text:outline-level="2">Branch instructions</text:h>
      <text:h text:style-name="P36" text:outline-level="3">Compare and Jump registers</text:h>
      <text:p text:style-name="P6">2 source registers, 16 condition codes (DS/T pos), Jump target 12 bit signed shl 1</text:p>
      <text:h text:style-name="P36" text:outline-level="3">Compare and Jump with immediate</text:h>
      <text:p text:style-name="P6">1 source register, 12 bit signed immediate, 16 condition codes (lowest 2 bits in opcode lowest bits of it), Jump target 8 bit signed shl 1</text:p>
      <text:p text:style-name="P6">Total 10 6 bit opcodes 32/64 32i/64i</text:p>
      <text:h text:style-name="Heading_20_3" text:outline-level="3">Jump and link</text:h>
      <text:p text:style-name="P6">26 bit signed immediate shl 6 (Jump taget)</text:p>
      <text:p text:style-name="P6">Target register for link: register number 5</text:p>
      <text:h text:style-name="P36" text:outline-level="3">Jump Unconditional</text:h>
      <text:p text:style-name="P6">26 bit signed immediate (Jump taget)</text:p>
      <text:h text:style-name="Heading_20_3" text:outline-level="3"><text:soft-page-break/>Jump Unconditional aligned</text:h>
      <text:p text:style-name="P6">26 bit signed immediate shl 5 (Jump taget)</text:p>
      <text:p text:style-name="P6">Total 3 opcodes</text:p>
      <text:h text:style-name="P27" text:outline-level="1">Three operand operates</text:h>
      <text:p text:style-name="P6">3 registers, 12 bit opcode<text:span text:style-name="T8">.</text:span></text:p>
      <text:p text:style-name="P6">2 registers, 16 bit opcode</text:p>
      <text:p text:style-name="P6">1 register, 5 bit SYSTEM opcode, 15 bit system register (used bits impl. Dependent), can be offset sometimes</text:p>
      <text:p text:style-name="P6">total 1 6 bit opcode</text:p>
      <text:p text:style-name="P6"/>
      <text:p text:style-name="P6">1 spare opcode</text:p>
      <text:p text:style-name="P6">7+10+3+2=22 opcodes used for non-load/store operations</text:p>
      <text:p text:style-name="P6">So up to 21 Loads and 21 Stores</text:p>
      <text:h text:style-name="P28" text:outline-level="1">16 bit instructions</text:h>
      <text:p text:style-name="P9">The 16 bit instruction use is indicated by an extra bit of the 64 bits of data, one per 16 bit instruction.</text:p>
      <text:p text:style-name="P10">The extra bits are used as instruction “stop” bits.</text:p>
      <text:p text:style-name="P10">So far, only 32 and 16 bit instructions are supported</text:p>
      <text:h text:style-name="P33" text:outline-level="2">Conditional jump instructions</text:h>
      <text:p text:style-name="P9">4 bit opcode, 4 bit condition, 8 bit immediate (signed, shl 1)</text:p>
      <text:p text:style-name="P9">= 2 4 bit opcodes (R15,R14 flags)</text:p>
      <text:h text:style-name="P33" text:outline-level="2">Immediate ALU</text:h>
      <text:p text:style-name="P9">4 bit opcode, 4 bit register, 8 bit immediate (signed)</text:p>
      <text:p text:style-name="P3">add64</text:p>
      <text:p text:style-name="P3">add32s</text:p>
      <text:p text:style-name="P3">add32z</text:p>
      <text:p text:style-name="P3">and </text:p>
      <text:p text:style-name="P3">or</text:p>
      <text:p text:style-name="P3">xor</text:p>
      <text:p text:style-name="P3">Mov immediate </text:p>
      <text:h text:style-name="Heading_20_2" text:outline-level="2"><text:soft-page-break/>ALU/<text:span text:style-name="T3">FPU</text:span></text:h>
      <text:p text:style-name="P9">8 bit opcode, 4 bit source register, 4 bit target register</text:p>
      <text:p text:style-name="P9">(total up to 112 instructions)</text:p>
      <text:p text:style-name="P9">Alternative encoding for RET/LINK/<text:span text:style-name="T4">INDIR_JMP</text:span>:</text:p>
      <text:p text:style-name="P9">7 bit opcode, 5 bit jump offset (signed, shl 1, link only), 4 bit target/source register</text:p>
      <text:p text:style-name="P9"/>
      <text:h text:style-name="P29" text:outline-level="1">OPCODE LISTINGS</text:h>
      <text:h text:style-name="Heading_20_2" text:outline-level="2">Integer load/store:</text:h>
      <text:p text:style-name="P16">(bit 0 = store)</text:p>
      <text:p text:style-name="P16">0/1 = byte zx</text:p>
      <text:p text:style-name="P16">2/3 = two byte zx</text:p>
      <text:p text:style-name="P16">4/5 = four byte zx</text:p>
      <text:p text:style-name="P16">6/7 = eight bytes + 4 bits</text:p>
      <text:p text:style-name="P16">8/9 = byte sx into 4 bytes</text:p>
      <text:p text:style-name="P16">10/11 = two byte sx into 4 bytes</text:p>
      <text:p text:style-name="P16">12/13 = four byte sx into 8 bytes</text:p>
      <text:p text:style-name="P16">14/<text:span text:style-name="T6">15</text:span> = <text:span text:style-name="T9">9</text:span><text:span text:style-name="T6"> byte </text:span><text:span text:style-name="T9">fill/spill </text:span><text:span text:style-name="T10">(used to guaranteed saving of extra flag bits, even when not implemented in memory).</text:span></text:p>
      <text:h text:style-name="Heading_20_2" text:outline-level="2">Floating point Load/Store:</text:h>
      <text:p text:style-name="P16">16/17 = double</text:p>
      <text:p text:style-name="P16">18/19 = single</text:p>
      <text:p text:style-name="P16">20/21 = single into double</text:p>
      <text:p text:style-name="P16">22/23 = double into single</text:p>
      <text:p text:style-name="P16">24/25 = double, guaranteed no use of extra bits</text:p>
      <text:p text:style-name="P16">26/27 = single, guaranteed no use of extra bits</text:p>
      <text:h text:style-name="P34" text:outline-level="2">Vector load/store</text:h>
      <text:p text:style-name="P16">28//29 = single, vector wide (width implementation dependant)</text:p>
      <text:p text:style-name="P16">30/31 = integer, vector wide (width implementation dependant, can be different from single)</text:p>
      <text:p text:style-name="P16">32/33 = double, vector wide (width implementation dependant, might be single datum)</text:p>
      <text:p text:style-name="P16">Conversions between domains produce an unknown result for the vector registers.</text:p>
      <text:p text:style-name="P16"><text:soft-page-break/>34/35 = fill/ spill, implementation dependant, might be odd number of bytes or at least non power of 2.</text:p>
      <text:h text:style-name="Heading_20_2" text:outline-level="2">Special load/stores</text:h>
      <text:p text:style-name="P17">36/<text:span text:style-name="T7">37 = <text:s/>extended to extended</text:span></text:p>
      <text:p text:style-name="P18">38/39 = Extended ↔ Double</text:p>
      <text:p text:style-name="P18">40/41 = Extended ↔ signle</text:p>
      <text:h text:style-name="P35" text:outline-level="2">ALU (imm) opcodes</text:h>
      <text:p text:style-name="P20">6 bit opcodes: 42-48, opcode lower 2 bits <text:span text:style-name="T11">of the index </text:span>in lower bits of where rs2 would be</text:p>
      <text:p text:style-name="P20">Increasing in the order specified in the text</text:p>
      <text:h text:style-name="P35" text:outline-level="2">Branch opcodes</text:h>
      <text:p text:style-name="P20">CJUmp:</text:p>
      <text:p text:style-name="P20">49-58, increasing in numbers by the order specified in the text</text:p>
      <text:p text:style-name="P20">JAL/JU/JUA</text:p>
      <text:p text:style-name="P20">59-61 in that order</text:p>
      <text:p text:style-name="P20">reserved: 63</text:p>
      <text:p text:style-name="P20">Register-Register: 62</text:p>
      <text:h text:style-name="Heading_20_2" text:outline-level="2">Register-Register opcodes</text:h>
      <text:h text:style-name="Heading_20_3" text:outline-level="3">3 operand</text:h>
      <text:p text:style-name="P4">add64</text:p>
      <text:p text:style-name="P4">sub64</text:p>
      <text:p text:style-name="P4">add32s</text:p>
      <text:p text:style-name="P4">sub32s</text:p>
      <text:p text:style-name="P4">add32z</text:p>
      <text:p text:style-name="P4">sub32z</text:p>
      <text:p text:style-name="P4">and </text:p>
      <text:p text:style-name="P4">or</text:p>
      <text:p text:style-name="P4">xor</text:p>
      <text:p text:style-name="P21">7 reserved</text:p>
      <text:p text:style-name="P21">faddd</text:p>
      <text:p text:style-name="P21">fadds</text:p>
      <text:p text:style-name="P21"><text:soft-page-break/>fsubd</text:p>
      <text:p text:style-name="P21">fsubs</text:p>
      <text:p text:style-name="P21">fmuld</text:p>
      <text:p text:style-name="P21">fmuls</text:p>
      <text:p text:style-name="P21">fsqrtd</text:p>
      <text:p text:style-name="P21">fsqrts</text:p>
      <text:p text:style-name="P21">fdivd</text:p>
      <text:p text:style-name="P21">fdivs</text:p>
      <text:p text:style-name="P21">fmovd</text:p>
      <text:p text:style-name="P21">fmovs</text:p>
      <text:p text:style-name="P21">packhld</text:p>
      <text:p text:style-name="P21">packlhd</text:p>
      <text:p text:style-name="P21">packhhd</text:p>
      <text:p text:style-name="P21">packlld</text:p>
      <text:p text:style-name="P21">fpaddd</text:p>
      <text:p text:style-name="P21">fpadds</text:p>
      <text:p text:style-name="P21">fpsubd</text:p>
      <text:p text:style-name="P21">fpsubs</text:p>
      <text:p text:style-name="P21">fpmuld</text:p>
      <text:p text:style-name="P21">fpmuls</text:p>
      <text:p text:style-name="P21">fpmovd</text:p>
      <text:p text:style-name="P21">fpmovs</text:p>
      <text:p text:style-name="P21">packhls</text:p>
      <text:p text:style-name="P21">packlhs</text:p>
      <text:p text:style-name="P21">packhhs</text:p>
      <text:p text:style-name="P21">packlls</text:p>
      <text:p text:style-name="P21">4 reserved</text:p>
      <text:p text:style-name="P21">padd8</text:p>
      <text:p text:style-name="P21">psub8</text:p>
      <text:p text:style-name="P21">pand8</text:p>
      <text:p text:style-name="P21">por8</text:p>
      <text:p text:style-name="P21">pxor8</text:p>
      <text:p text:style-name="P21"><text:soft-page-break/>pandn8</text:p>
      <text:p text:style-name="P21">pmov8</text:p>
      <text:p text:style-name="P21">1 reserved</text:p>
      <text:p text:style-name="P21">padd16</text:p>
      <text:p text:style-name="P21">psub16</text:p>
      <text:p text:style-name="P21">pand16</text:p>
      <text:p text:style-name="P21">por16</text:p>
      <text:p text:style-name="P21">pxor16</text:p>
      <text:p text:style-name="P21">pandn16</text:p>
      <text:p text:style-name="P21">pmov16</text:p>
      <text:p text:style-name="P21">1 reserved</text:p>
      <text:h text:style-name="P37" text:outline-level="3">//<text:span text:style-name="T11">same code for 16 bit insn reg+reg</text:span></text:h>
      <text:p text:style-name="P24">4x 2-LUT instructions, instead of rs1 and rs1 it has cond1 and cond2 for r14 and r15. Set to either 1 or zero depending on LUT condition</text:p>
      <text:p text:style-name="P25">9x shladd64 instructions</text:p>
      <text:p text:style-name="P25"><text:tab/>3x rs1=-1 1 2</text:p>
      <text:p text:style-name="P25"><text:tab/>3x rs2=1 4 8</text:p>
      <text:p text:style-name="P25"><text:tab/>all combinations, allows 1 cycle multiply up to 9</text:p>
      <text:p text:style-name="P26">mul64</text:p>
      <text:p text:style-name="P26">mul32</text:p>
      <text:p text:style-name="P26">mul64us</text:p>
      <text:p text:style-name="P26">mul64uu</text:p>
      <text:p text:style-name="P26">mul32us</text:p>
      <text:p text:style-name="P26">mul32uu</text:p>
      <text:h text:style-name="Heading_20_3" text:outline-level="3">2 o<text:span text:style-name="T11">perand</text:span></text:h>
      <text:p text:style-name="P21">movsx 8 32</text:p>
      <text:p text:style-name="P21">movsx 8 64</text:p>
      <text:p text:style-name="P21">movsx 16 32</text:p>
      <text:p text:style-name="P21">movsx 16 64</text:p>
      <text:p text:style-name="P21">movsx 32 64</text:p>
      <text:p text:style-name="P21">movz 8</text:p>
      <text:p text:style-name="P21">movz 16</text:p>
      <text:p text:style-name="P21"><text:soft-page-break/>movz 32</text:p>
      <text:p text:style-name="P21">movz 64</text:p>
      <text:p text:style-name="P21">mov 64</text:p>
      <text:p text:style-name="P21">movp 64</text:p>
      <text:p text:style-name="P23">annot64 annotate jump table; sum of register bits = number of 8 byte entries; taken from the next aligned 64 bits after the instruction; <text:span text:style-name="T12">works as a unconditional jump</text:span></text:p>
      <text:h text:style-name="Heading_20_3" text:outline-level="3">//same code for 16 bit insn reg+reg, but with 64 added to it</text:h>
      <text:h text:style-name="P30" text:outline-level="1">Optional extensions</text:h>
      <text:h text:style-name="Heading_20_2" text:outline-level="2">48 Bit : </text:h>
      <text:p text:style-name="P19">Load/store : extra 16 bit offset</text:p>
      <text:p text:style-name="P19">Immediate (non u) : extra 16 bit immediate</text:p>
      <text:h text:style-name="Heading_20_2" text:outline-level="2">MULTIPLY (imm <text:span text:style-name="T13">ALU</text:span>)</text:h>
      <text:p text:style-name="P26">opcode 6 bit=reserved <text:span text:style-name="T13">(63)</text:span></text:p>
      <text:p text:style-name="P26">instruction: mul64 <text:span text:style-name="T13">mul32 reserved reserved</text:span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4:15:34.851991889</meta:creation-date>
    <dc:date>2023-05-28T12:34:31.967225742</dc:date>
    <meta:editing-duration>PT2H55M35S</meta:editing-duration>
    <meta:editing-cycles>33</meta:editing-cycles>
    <meta:generator>LibreOffice/7.4.6.2$Linux_X86_64 LibreOffice_project/40$Build-2</meta:generator>
    <meta:document-statistic meta:table-count="0" meta:image-count="0" meta:object-count="0" meta:page-count="9" meta:paragraph-count="239" meta:word-count="1220" meta:character-count="6954" meta:non-whitespace-character-count="5962"/>
  </office:meta>
</office:document-meta>
</file>